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fo:font-weight="bold" officeooo:rsid="0030acdf" officeooo:paragraph-rsid="0030acdf" style:font-weight-asian="bold" style:font-weight-complex="bold"/>
    </style:style>
    <style:style style:name="P3" style:family="paragraph" style:parent-style-name="Standard">
      <style:text-properties fo:font-size="16pt" officeooo:rsid="003183d6" officeooo:paragraph-rsid="003183d6"/>
    </style:style>
    <style:style style:name="P4" style:family="paragraph" style:parent-style-name="Standard">
      <style:text-properties fo:font-size="16pt" officeooo:rsid="0032ed12" officeooo:paragraph-rsid="0032ed12"/>
    </style:style>
    <style:style style:name="P5" style:family="paragraph" style:parent-style-name="Standard">
      <style:text-properties fo:font-size="16pt" officeooo:rsid="0036610f" officeooo:paragraph-rsid="0036610f"/>
    </style:style>
    <style:style style:name="P6" style:family="paragraph" style:parent-style-name="Standard">
      <style:text-properties fo:font-size="16pt" officeooo:rsid="0037c5e5" officeooo:paragraph-rsid="0037c5e5"/>
    </style:style>
    <style:style style:name="P7" style:family="paragraph" style:parent-style-name="Standard">
      <style:text-properties fo:font-size="16pt" officeooo:rsid="0037c5e5" officeooo:paragraph-rsid="003a3a24"/>
    </style:style>
    <style:style style:name="P8" style:family="paragraph" style:parent-style-name="Standard">
      <style:text-properties fo:font-size="16pt" officeooo:rsid="0037c5e5" officeooo:paragraph-rsid="003c3aab"/>
    </style:style>
    <style:style style:name="T1" style:family="text">
      <style:text-properties officeooo:rsid="003427d9"/>
    </style:style>
    <style:style style:name="T2" style:family="text">
      <style:text-properties officeooo:rsid="0034d4cf"/>
    </style:style>
    <style:style style:name="T3" style:family="text">
      <style:text-properties officeooo:rsid="00388c5d"/>
    </style:style>
    <style:style style:name="T4" style:family="text">
      <style:text-properties officeooo:rsid="003a3a24"/>
    </style:style>
    <style:style style:name="T5" style:family="text">
      <style:text-properties officeooo:rsid="003aedd6"/>
    </style:style>
    <style:style style:name="T6" style:family="text">
      <style:text-properties officeooo:rsid="003e9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rben und Kategorien</text:p>
      <text:p text:style-name="P1"/>
      <text:p text:style-name="P3">Wir betrachten das kommutative Diagram, dass durch das gerichtete Netzwerk (V, E) dargestellt ist.</text:p>
      <text:p text:style-name="P3"/>
      <text:p text:style-name="P4">Wir können <text:span text:style-name="T1">o.B.d.A. annahmen, dass das Netzwerk zykelfrei ist (da wir sonst Knoten in einem Zykel bis auf Isomorphie miteinander identifizieren können). </text:span><text:span text:style-name="T2">Dann erhalten wir ein gerichtetes azyklisches Netzwerk.</text:span></text:p>
      <text:p text:style-name="P4"/>
      <text:p text:style-name="P4"/>
      <text:p text:style-name="P5">Behauptung: Es gibt eine Garbe, die mit dem kommutativen Diagramm isomorph ist.</text:p>
      <text:p text:style-name="P5"/>
      <text:p text:style-name="P8">Falls das kommutative Diagramm ein Baum ist, bei dem die Morphismen <text:span text:style-name="T5">als Bildraum jeweils die </text:span><text:span text:style-name="T6">gesamten </text:span>Objekte <text:span text:style-name="T5">haben</text:span>, zu <text:span text:style-name="T5">denen sie </text:span>führen, dann stimmt das.</text:p>
      <text:p text:style-name="P7"><text:span text:style-name="T3">Aber n</text:span>ein, im Allgemeinen stimmt <text:span text:style-name="T4">das </text:span>nicht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3-12-05T09:51:54.447358474</dc:date>
    <meta:editing-duration>PT23M14S</meta:editing-duration>
    <meta:editing-cycles>35</meta:editing-cycles>
    <meta:document-statistic meta:table-count="0" meta:image-count="0" meta:object-count="0" meta:page-count="1" meta:paragraph-count="6" meta:word-count="90" meta:character-count="603" meta:non-whitespace-character-count="519"/>
  </office:meta>
</office:document-meta>
</file>